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cm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13cm" svg:height="1.397cm" svg:x="3.032cm" svg:y="5.191cm">
          <text:p text:style-name="P1"><text:span text:style-name="T1">Create 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.286cm" svg:height="1.397cm" svg:x="8.366cm" svg:y="6.715cm">
          <text:p text:style-name="P1"><text:span text:style-name="T1">Display Ord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2.667cm" svg:height="1.397cm" svg:x="2.905cm" svg:y="8.747cm">
          <text:p text:style-name="P1"><text:span text:style-name="T1">Pull Meal Opt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2.286cm" svg:height="1.397cm" svg:x="3.032cm" svg:y="11.414cm">
          <text:p text:style-name="P1"><text:span text:style-name="T1">Submit 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778cm" svg:height="1.397cm" svg:x="17.002cm" svg:y="1.8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" draw:id="id2" draw:layer="layout" svg:width="1.778cm" svg:height="1.397cm" svg:x="8.239cm" svg:y="2.016cm">
          <text:p text:style-name="P1"><text:span text:style-name="T2">Index.ph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9.509cm" svg:y1="6.715cm" svg:x2="9.128cm" svg:y2="3.413cm" draw:start-shape="id1" draw:start-glue-point="4" draw:end-shape="id2" svg:d="m9509 6715v-1651h-381v-1651">
          <text:p text:style-name="P1"><text:span text:style-name="T1">Request View Orders</text:span></text:p>
        </draw:connector>
        <draw:connector draw:style-name="gr5" draw:text-style-name="P1" draw:layer="layout" svg:x1="4.239cm" svg:y1="5.191cm" svg:x2="8.239cm" svg:y2="2.715cm" draw:start-shape="id3" draw:start-glue-point="4" draw:end-shape="id2" draw:end-glue-point="5" svg:d="m4239 5191v-2476h4000">
          <text:p/>
        </draw:connector>
        <draw:frame draw:style-name="gr6" draw:text-style-name="P4" draw:layer="layout" svg:width="3.148cm" svg:height="0.569cm" svg:x="4.556cm" svg:y="2.082cm">
          <draw:text-box>
            <text:p><text:span text:style-name="T1">Request Place Order</text:span></text:p>
          </draw:text-box>
        </draw:frame>
        <draw:connector draw:style-name="gr4" draw:text-style-name="P2" draw:layer="layout" svg:x1="4.239cm" svg:y1="6.588cm" svg:x2="4.239cm" svg:y2="8.747cm" draw:start-shape="id3" draw:start-glue-point="6" draw:end-shape="id4" draw:end-glue-point="4" svg:d="m4239 6588v2159">
          <text:p text:style-name="P1"><text:span text:style-name="T1">Populate meal options for user</text:span></text:p>
        </draw:connector>
        <draw:connector draw:style-name="gr7" draw:text-style-name="P1" draw:layer="layout" draw:type="line" svg:x1="4.239cm" svg:y1="6.588cm" svg:x2="4.239cm" svg:y2="8.747cm" draw:start-shape="id3" draw:start-glue-point="6" draw:end-shape="id4" draw:end-glue-point="4" svg:d="m4239 6588v2159">
          <text:p/>
        </draw:connector>
        <draw:connector draw:style-name="gr7" draw:text-style-name="P1" draw:layer="layout" svg:x1="8.239cm" svg:y1="2.715cm" svg:x2="4.239cm" svg:y2="5.191cm" draw:start-shape="id2" draw:start-glue-point="5" draw:end-shape="id3" draw:end-glue-point="4" svg:d="m8239 2715h-4000v2476">
          <text:p/>
        </draw:connector>
        <draw:connector draw:style-name="gr7" draw:text-style-name="P1" draw:layer="layout" svg:x1="9.128cm" svg:y1="3.413cm" svg:x2="9.509cm" svg:y2="6.715cm" draw:start-shape="id2" draw:start-glue-point="6" draw:end-shape="id1" svg:d="m9128 3413v1651h381v1651">
          <text:p/>
        </draw:connector>
        <draw:connector draw:style-name="gr7" draw:text-style-name="P1" draw:layer="layout" draw:line-skew="-0.514cm" svg:x1="2.905cm" svg:y1="9.446cm" svg:x2="3.032cm" svg:y2="5.889cm" draw:start-shape="id4" draw:start-glue-point="5" draw:end-shape="id3" svg:d="m2905 9446h-1016v-3557h1143">
          <text:p/>
        </draw:connector>
        <draw:connector draw:style-name="gr7" draw:text-style-name="P2" draw:layer="layout" draw:line-skew="1.785cm 1.524cm" svg:x1="5.445cm" svg:y1="5.89cm" svg:x2="4.175cm" svg:y2="11.414cm" draw:start-shape="id3" draw:start-glue-point="7" draw:end-shape="id5" draw:end-glue-point="4" svg:d="m5445 5890h2286v4635h-3556v889">
          <text:p/>
        </draw:connector>
        <draw:frame draw:style-name="gr8" draw:text-style-name="P4" draw:layer="layout" svg:width="4.32cm" svg:height="0.696cm" svg:x="0cm" svg:y="6.781cm">
          <draw:text-box>
            <text:p><text:span text:style-name="T1">Return Meal Options and keys</text:span></text:p>
          </draw:text-box>
        </draw:frame>
        <draw:custom-shape draw:style-name="gr2" draw:text-style-name="P2" xml:id="id6" draw:id="id6" draw:layer="layout" svg:width="2.286cm" svg:height="1.397cm" svg:x="3.032cm" svg:y="14.97cm">
          <text:p text:style-name="P1"><text:span text:style-name="T1">Store 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.778cm" svg:height="1.397cm" svg:x="17.891cm" svg:y="1.127cm">
          <text:p text:style-name="P1"><text:span text:style-name="T1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1.778cm" svg:height="1.397cm" svg:x="18.78cm" svg:y="1.889cm">
          <text:p text:style-name="P1"><text:span text:style-name="T1">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.778cm" svg:height="1.397cm" svg:x="17.891cm" svg:y="2.651cm">
          <text:p text:style-name="P1"><text:span text:style-name="T1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2.661cm" svg:height="0.569cm" svg:x="6.461cm" svg:y="8.432cm">
          <draw:text-box>
            <text:p text:style-name="P1"><text:span text:style-name="T1">Submit the order.</text:span></text:p>
          </draw:text-box>
        </draw:frame>
        <draw:connector draw:style-name="gr10" draw:text-style-name="P2" draw:layer="layout" svg:x1="4.175cm" svg:y1="12.811cm" svg:x2="4.175cm" svg:y2="14.97cm" draw:start-shape="id5" draw:start-glue-point="6" draw:end-shape="id6" draw:end-glue-point="4" svg:d="m4175 12811v2159">
          <text:p text:style-name="P1"><text:span text:style-name="T1">Upon receiving send new</text:span></text:p>
          <text:p text:style-name="P1"><text:span text:style-name="T1">Order to be submitted to</text:span></text:p>
          <text:p text:style-name="P1"><text:span text:style-name="T1">The database</text:span></text:p>
        </draw:connector>
        <draw:connector draw:style-name="gr7" draw:text-style-name="P2" draw:layer="layout" draw:line-skew="-0.642cm" svg:x1="3.032cm" svg:y1="15.669cm" svg:x2="3.032cm" svg:y2="12.113cm" draw:start-shape="id6" draw:start-glue-point="5" draw:end-shape="id5" draw:end-glue-point="5" svg:d="m3032 15669h-1143v-3556h1143">
          <text:p/>
        </draw:connector>
        <draw:frame draw:style-name="gr6" draw:text-style-name="P4" draw:layer="layout" svg:width="3.707cm" svg:height="0.569cm" svg:x="1cm" svg:y="12.811cm">
          <draw:text-box>
            <text:p><text:span text:style-name="T1">Return database success</text:span></text:p>
          </draw:text-box>
        </draw:frame>
        <draw:custom-shape draw:style-name="gr9" draw:text-style-name="P2" xml:id="id7" draw:id="id7" draw:layer="layout" svg:width="2.667cm" svg:height="1.905cm" svg:x="9.382cm" svg:y="19.669cm">
          <text:p text:style-name="P1"><text:span text:style-name="T1">db.ph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4.175cm" svg:y1="16.367cm" svg:x2="9.382cm" svg:y2="20.622cm" draw:start-shape="id6" draw:start-glue-point="6" draw:end-shape="id7" draw:end-glue-point="5" svg:d="m4175 16367v4255h5207">
          <text:p/>
        </draw:connector>
        <draw:connector draw:style-name="gr7" draw:text-style-name="P1" draw:layer="layout" draw:line-skew="-1.27cm" svg:x1="9.382cm" svg:y1="20.622cm" svg:x2="5.318cm" svg:y2="15.669cm" draw:start-shape="id7" draw:start-glue-point="5" draw:end-shape="id6" draw:end-glue-point="7" svg:d="m9382 20622h-3302v-4953h-762">
          <text:p/>
        </draw:connector>
        <draw:frame draw:style-name="gr11" draw:text-style-name="P4" draw:layer="layout" svg:width="3.556cm" svg:height="1.205cm" svg:x="3.286cm" svg:y="18.399cm">
          <draw:text-box>
            <text:p><text:span text:style-name="T1">Send objects to database controller and process the status.</text:span></text:p>
          </draw:text-box>
        </draw:frame>
        <draw:custom-shape draw:style-name="gr1" draw:text-style-name="P2" xml:id="id8" draw:id="id8" draw:layer="layout" svg:width="2.286cm" svg:height="1.397cm" svg:x="11.541cm" svg:y="4.302cm">
          <text:p text:style-name="P1"><text:span text:style-name="T1">Meal Man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0.017cm" svg:y1="2.715cm" svg:x2="12.684cm" svg:y2="4.302cm" draw:start-shape="id2" draw:start-glue-point="7" draw:end-shape="id8" draw:end-glue-point="4" svg:d="m10017 2715h2667v1587">
          <text:p/>
        </draw:connector>
        <draw:custom-shape draw:style-name="gr3" draw:text-style-name="P1" draw:layer="layout" svg:width="2.286cm" svg:height="1.397cm" svg:x="11.541cm" svg:y="6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4.392cm" svg:height="0.569cm" svg:x="10.525cm" svg:y="1.889cm">
          <draw:text-box>
            <text:p><text:span text:style-name="T1">Request add new meal options</text:span></text:p>
          </draw:text-box>
        </draw:frame>
        <draw:connector draw:style-name="gr12" draw:text-style-name="P1" draw:layer="layout" svg:x1="5.572cm" svg:y1="9.446cm" svg:x2="10.716cm" svg:y2="19.669cm" draw:start-shape="id4" draw:start-glue-point="7" draw:end-shape="id7" draw:end-glue-point="4" svg:d="m5572 9446h5144v10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stin Walrath</meta:initial-creator>
    <meta:creation-date>2013-02-01T17:22:18</meta:creation-date>
    <dc:date>2013-02-02T02:06:43</dc:date>
    <dc:creator>Justin Walrath</dc:creator>
    <meta:editing-duration>PT10M54S</meta:editing-duration>
    <meta:editing-cycles>3</meta:editing-cycles>
    <meta:generator>LibreOffice/3.6$Linux_X86_64 LibreOffice_project/360m1$Build-2</meta:generator>
    <meta:document-statistic meta:object-count="33"/>
  </office:meta>
</office:document-meta>
</file>